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 style:data-style-name="N11"/>
    <style:style style:name="ce6" style:family="table-cell" style:parent-style-name="Default" style:data-style-name="N0">
      <style:map style:condition="cell-content()&lt;5" style:apply-style-name="Error" style:base-cell-address="Hoja1.B26"/>
      <style:map style:condition="cell-content()&lt;8" style:apply-style-name="Neutral" style:base-cell-address="Hoja1.B26"/>
      <style:map style:condition="cell-content()&gt;=8" style:apply-style-name="Good" style:base-cell-address="Hoja1.B26"/>
    </style:style>
    <style:style style:name="ce7" style:family="table-cell" style:parent-style-name="Default">
      <style:map style:condition="cell-content()&lt;5" style:apply-style-name="Error" style:base-cell-address="Hoja1.B26"/>
      <style:map style:condition="cell-content()&lt;8" style:apply-style-name="Neutral" style:base-cell-address="Hoja1.B26"/>
      <style:map style:condition="cell-content()&gt;=8" style:apply-style-name="Good" style:base-cell-address="Hoja1.B26"/>
    </style:style>
    <style:style style:name="ce8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b66c"/>
    </style:style>
    <style:style style:name="ce10" style:family="table-cell" style:parent-style-name="Default" style:data-style-name="N2">
      <style:table-cell-properties fo:background-color="#729fcf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a6a6"/>
    </style:style>
    <style:style style:name="ce13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bf819e"/>
    </style:style>
    <style:style style:name="ce15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b7b3ca"/>
    </style:style>
    <style:style style:name="ce1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b3cac7"/>
    </style:style>
    <style:style style:name="ce2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4" table:default-cell-style-name="Default"/>
        <table:table-column table:style-name="co3" table:default-cell-style-name="Default"/>
        <table:table-column table:style-name="co2" table:default-cell-style-name="ce7"/>
        <table:table-column table:style-name="co2" table:default-cell-style-name="Default"/>
        <table:table-column table:style-name="co3" table:default-cell-style-name="Default"/>
        <table:table-column table:style-name="co5" table:default-cell-style-name="ce7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16350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table:style-name="ce1"/>
          <table:table-cell table:style-name="ce2" office:value-type="string" calcext:value-type="string">
            <text:p>Calificaciones de los Exámenes</text:p>
          </table:table-cell>
          <table:table-cell table:style-name="ce1" table:number-columns-repeated="16382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 table:number-columns-spanned="12" table:number-rows-spanned="1">
            <text:p>Tema 2</text:p>
          </table:table-cell>
          <table:covered-table-cell table:number-columns-repeated="11" table:style-name="ce9"/>
          <table:table-cell table:number-columns-repeated="1636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ema 1</text:p>
          </table:table-cell>
          <table:covered-table-cell table:number-columns-repeated="2" table:style-name="ce4"/>
          <table:table-cell table:style-name="ce8" office:value-type="string" calcext:value-type="string" table:number-columns-spanned="3" table:number-rows-spanned="1">
            <text:p>Parte 1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Parte 2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Parte 3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Parte 4</text:p>
          </table:table-cell>
          <table:covered-table-cell table:number-columns-repeated="2" table:style-name="ce9"/>
          <table:table-cell table:style-name="ce11" office:value-type="string" calcext:value-type="string" table:number-columns-spanned="3" table:number-rows-spanned="1">
            <text:p>Tema 3</text:p>
          </table:table-cell>
          <table:covered-table-cell table:number-columns-repeated="2" table:style-name="ce12"/>
          <table:table-cell table:style-name="ce13" office:value-type="string" calcext:value-type="string" table:number-columns-spanned="3" table:number-rows-spanned="1">
            <text:p>Tema 4</text:p>
          </table:table-cell>
          <table:covered-table-cell table:number-columns-repeated="2" table:style-name="ce14"/>
          <table:table-cell table:style-name="ce15" office:value-type="string" calcext:value-type="string" table:number-columns-spanned="3" table:number-rows-spanned="1">
            <text:p>Tema 5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1">
            <text:p>Tema 6</text:p>
          </table:table-cell>
          <table:covered-table-cell table:number-columns-repeated="2" table:style-name="ce18"/>
          <table:table-cell table:style-name="ce19" office:value-type="string" calcext:value-type="string" table:number-columns-spanned="3" table:number-rows-spanned="1">
            <text:p>Tema 7</text:p>
          </table:table-cell>
          <table:covered-table-cell table:number-columns-repeated="2" table:style-name="ce20"/>
          <table:table-cell table:style-name="ce21" office:value-type="string" calcext:value-type="string" table:number-columns-spanned="3" table:number-rows-spanned="1">
            <text:p>Tema 8</text:p>
          </table:table-cell>
          <table:covered-table-cell table:number-columns-repeated="2" table:style-name="ce22"/>
          <table:table-cell table:number-columns-repeated="16350"/>
        </table:table-row>
        <table:table-row table:style-name="ro1">
          <table:table-cell office:value-type="string" calcext:value-type="string">
            <text:p>Alumnos</text:p>
          </table:table-cell>
          <table:table-cell table:style-name="ce4" office:value-type="string" calcext:value-type="string">
            <text:p>Examen</text:p>
          </table:table-cell>
          <table:table-cell table:style-name="ce4" office:value-type="string" calcext:value-type="string">
            <text:p>Recuperación</text:p>
          </table:table-cell>
          <table:table-cell table:style-name="ce4" office:value-type="string" calcext:value-type="string">
            <text:p>Nota</text:p>
          </table:table-cell>
          <table:table-cell table:style-name="ce9" office:value-type="string" calcext:value-type="string">
            <text:p>Examen</text:p>
          </table:table-cell>
          <table:table-cell table:style-name="ce9" office:value-type="string" calcext:value-type="string">
            <text:p>Recuperación</text:p>
          </table:table-cell>
          <table:table-cell table:style-name="ce9" office:value-type="string" calcext:value-type="string">
            <text:p>Nota</text:p>
          </table:table-cell>
          <table:table-cell table:style-name="ce9" office:value-type="string" calcext:value-type="string">
            <text:p>Examen</text:p>
          </table:table-cell>
          <table:table-cell table:style-name="ce9" office:value-type="string" calcext:value-type="string">
            <text:p>Recuperación</text:p>
          </table:table-cell>
          <table:table-cell table:style-name="ce9" office:value-type="string" calcext:value-type="string">
            <text:p>Nota</text:p>
          </table:table-cell>
          <table:table-cell table:style-name="ce9" office:value-type="string" calcext:value-type="string">
            <text:p>Examen</text:p>
          </table:table-cell>
          <table:table-cell table:style-name="ce9" office:value-type="string" calcext:value-type="string">
            <text:p>Recuperación</text:p>
          </table:table-cell>
          <table:table-cell table:style-name="ce9" office:value-type="string" calcext:value-type="string">
            <text:p>Nota</text:p>
          </table:table-cell>
          <table:table-cell table:style-name="ce9" office:value-type="string" calcext:value-type="string">
            <text:p>Examen</text:p>
          </table:table-cell>
          <table:table-cell table:style-name="ce9" office:value-type="string" calcext:value-type="string">
            <text:p>Recuperación</text:p>
          </table:table-cell>
          <table:table-cell table:style-name="ce9" office:value-type="string" calcext:value-type="string">
            <text:p>Nota</text:p>
          </table:table-cell>
          <table:table-cell table:style-name="ce12" office:value-type="string" calcext:value-type="string">
            <text:p>Examen</text:p>
          </table:table-cell>
          <table:table-cell table:style-name="ce12" office:value-type="string" calcext:value-type="string">
            <text:p>Recuperación</text:p>
          </table:table-cell>
          <table:table-cell table:style-name="ce12" office:value-type="string" calcext:value-type="string">
            <text:p>Nota</text:p>
          </table:table-cell>
          <table:table-cell table:style-name="ce14" office:value-type="string" calcext:value-type="string">
            <text:p>Examen</text:p>
          </table:table-cell>
          <table:table-cell table:style-name="ce14" office:value-type="string" calcext:value-type="string">
            <text:p>Recuperación</text:p>
          </table:table-cell>
          <table:table-cell table:style-name="ce14" office:value-type="string" calcext:value-type="string">
            <text:p>Nota</text:p>
          </table:table-cell>
          <table:table-cell table:style-name="ce16" office:value-type="string" calcext:value-type="string">
            <text:p>Examen</text:p>
          </table:table-cell>
          <table:table-cell table:style-name="ce16" office:value-type="string" calcext:value-type="string">
            <text:p>Recuperación</text:p>
          </table:table-cell>
          <table:table-cell table:style-name="ce16" office:value-type="string" calcext:value-type="string">
            <text:p>Nota</text:p>
          </table:table-cell>
          <table:table-cell table:style-name="ce18" office:value-type="string" calcext:value-type="string">
            <text:p>Examen</text:p>
          </table:table-cell>
          <table:table-cell table:style-name="ce18" office:value-type="string" calcext:value-type="string">
            <text:p>Recuperación</text:p>
          </table:table-cell>
          <table:table-cell table:style-name="ce18" office:value-type="string" calcext:value-type="string">
            <text:p>Nota</text:p>
          </table:table-cell>
          <table:table-cell table:style-name="ce20" office:value-type="string" calcext:value-type="string">
            <text:p>Examen</text:p>
          </table:table-cell>
          <table:table-cell table:style-name="ce20" office:value-type="string" calcext:value-type="string">
            <text:p>Recuperación</text:p>
          </table:table-cell>
          <table:table-cell table:style-name="ce20" office:value-type="string" calcext:value-type="string">
            <text:p>Nota</text:p>
          </table:table-cell>
          <table:table-cell table:style-name="ce22" office:value-type="string" calcext:value-type="string">
            <text:p>Examen</text:p>
          </table:table-cell>
          <table:table-cell table:style-name="ce22" office:value-type="string" calcext:value-type="string">
            <text:p>Recuperación</text:p>
          </table:table-cell>
          <table:table-cell table:style-name="ce22" office:value-type="string" calcext:value-type="string">
            <text:p>Nota</text:p>
          </table:table-cell>
          <table:table-cell table:number-columns-repeated="1635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Alumno 1</text:p>
          </table:table-cell>
          <table:table-cell table:number-columns-repeated="2"/>
          <table:table-cell table:formula="of:=IF([.B8]=&quot;&quot;;&quot;&quot;;IF([.C8]=&quot;&quot;;[.B8];IF([.C8]&gt;[.B8];[.C8];IF([.B8]&lt;5;[.B8];([.B8]+[.C8])/2))))">
            <text:p/>
          </table:table-cell>
          <table:table-cell table:number-columns-repeated="2"/>
          <table:table-cell table:formula="of:=IF([.E8]=&quot;&quot;;&quot;&quot;;IF([.F8]=&quot;&quot;;[.E8];IF([.F8]&gt;[.E8];[.F8];IF([.E8]&lt;5;[.E8];([.E8]+[.F8])/2))))">
            <text:p/>
          </table:table-cell>
          <table:table-cell table:number-columns-repeated="2"/>
          <table:table-cell table:formula="of:=IF([.H8]=&quot;&quot;;&quot;&quot;;IF([.I8]=&quot;&quot;;[.H8];IF([.I8]&gt;[.H8];[.I8];IF([.H8]&lt;5;[.H8];([.H8]+[.I8])/2))))">
            <text:p/>
          </table:table-cell>
          <table:table-cell table:number-columns-repeated="2"/>
          <table:table-cell table:style-name="ce7" table:formula="of:=IF([.K8]=&quot;&quot;;&quot;&quot;;IF([.L8]=&quot;&quot;;[.K8];IF([.L8]&gt;[.K8];[.L8];IF([.K8]&lt;5;[.K8];([.K8]+[.L8])/2))))">
            <text:p/>
          </table:table-cell>
          <table:table-cell table:number-columns-repeated="2"/>
          <table:table-cell table:style-name="ce7" table:formula="of:=IF([.N8]=&quot;&quot;;&quot;&quot;;IF([.O8]=&quot;&quot;;[.N8];IF([.O8]&gt;[.N8];[.O8];IF([.N8]&lt;5;[.N8];([.N8]+[.O8])/2))))">
            <text:p/>
          </table:table-cell>
          <table:table-cell table:number-columns-repeated="2"/>
          <table:table-cell table:style-name="ce7" table:formula="of:=IF([.Q8]=&quot;&quot;;&quot;&quot;;IF([.R8]=&quot;&quot;;[.Q8];IF([.R8]&gt;[.Q8];[.R8];IF([.Q8]&lt;5;[.Q8];([.Q8]+[.R8])/2))))">
            <text:p/>
          </table:table-cell>
          <table:table-cell table:number-columns-repeated="2"/>
          <table:table-cell table:style-name="ce7" table:formula="of:=IF([.T8]=&quot;&quot;;&quot;&quot;;IF([.U8]=&quot;&quot;;[.T8];IF([.U8]&gt;[.T8];[.U8];IF([.T8]&lt;5;[.T8];([.T8]+[.U8])/2))))">
            <text:p/>
          </table:table-cell>
          <table:table-cell table:number-columns-repeated="2"/>
          <table:table-cell table:style-name="ce7" table:formula="of:=IF([.W8]=&quot;&quot;;&quot;&quot;;IF([.X8]=&quot;&quot;;[.W8];IF([.X8]&gt;[.W8];[.X8];IF([.W8]&lt;5;[.W8];([.W8]+[.X8])/2))))">
            <text:p/>
          </table:table-cell>
          <table:table-cell table:number-columns-repeated="2"/>
          <table:table-cell table:style-name="ce7" table:formula="of:=IF([.Z8]=&quot;&quot;;&quot;&quot;;IF([.AA8]=&quot;&quot;;[.Z8];IF([.AA8]&gt;[.Z8];[.AA8];IF([.Z8]&lt;5;[.Z8];([.Z8]+[.AA8])/2))))">
            <text:p/>
          </table:table-cell>
          <table:table-cell table:number-columns-repeated="2"/>
          <table:table-cell table:style-name="ce7" table:formula="of:=IF([.AC8]=&quot;&quot;;&quot;&quot;;IF([.AD8]=&quot;&quot;;[.AC8];IF([.AD8]&gt;[.AC8];[.AD8];IF([.AC8]&lt;5;[.AC8];([.AC8]+[.AD8])/2))))">
            <text:p/>
          </table:table-cell>
          <table:table-cell table:number-columns-repeated="2"/>
          <table:table-cell table:style-name="ce7" table:formula="of:=IF([.AF8]=&quot;&quot;;&quot;&quot;;IF([.AG8]=&quot;&quot;;[.AF8];IF([.AG8]&gt;[.AF8];[.AG8];IF([.AF8]&lt;5;[.AF8];([.AF8]+[.AG8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2</text:p>
          </table:table-cell>
          <table:table-cell table:number-columns-repeated="2"/>
          <table:table-cell table:formula="of:=IF([.B9]=&quot;&quot;;&quot;&quot;;IF([.C9]=&quot;&quot;;[.B9];IF([.C9]&gt;[.B9];[.C9];IF([.B9]&lt;5;[.B9];([.B9]+[.C9])/2))))">
            <text:p/>
          </table:table-cell>
          <table:table-cell table:number-columns-repeated="2"/>
          <table:table-cell table:formula="of:=IF([.E9]=&quot;&quot;;&quot;&quot;;IF([.F9]=&quot;&quot;;[.E9];IF([.F9]&gt;[.E9];[.F9];IF([.E9]&lt;5;[.E9];([.E9]+[.F9])/2))))">
            <text:p/>
          </table:table-cell>
          <table:table-cell table:number-columns-repeated="2"/>
          <table:table-cell table:formula="of:=IF([.H9]=&quot;&quot;;&quot;&quot;;IF([.I9]=&quot;&quot;;[.H9];IF([.I9]&gt;[.H9];[.I9];IF([.H9]&lt;5;[.H9];([.H9]+[.I9])/2))))">
            <text:p/>
          </table:table-cell>
          <table:table-cell table:number-columns-repeated="2"/>
          <table:table-cell table:style-name="ce7" table:formula="of:=IF([.K9]=&quot;&quot;;&quot;&quot;;IF([.L9]=&quot;&quot;;[.K9];IF([.L9]&gt;[.K9];[.L9];IF([.K9]&lt;5;[.K9];([.K9]+[.L9])/2))))">
            <text:p/>
          </table:table-cell>
          <table:table-cell table:number-columns-repeated="2"/>
          <table:table-cell table:style-name="ce7" table:formula="of:=IF([.N9]=&quot;&quot;;&quot;&quot;;IF([.O9]=&quot;&quot;;[.N9];IF([.O9]&gt;[.N9];[.O9];IF([.N9]&lt;5;[.N9];([.N9]+[.O9])/2))))">
            <text:p/>
          </table:table-cell>
          <table:table-cell table:number-columns-repeated="2"/>
          <table:table-cell table:style-name="ce7" table:formula="of:=IF([.Q9]=&quot;&quot;;&quot;&quot;;IF([.R9]=&quot;&quot;;[.Q9];IF([.R9]&gt;[.Q9];[.R9];IF([.Q9]&lt;5;[.Q9];([.Q9]+[.R9])/2))))">
            <text:p/>
          </table:table-cell>
          <table:table-cell table:number-columns-repeated="2"/>
          <table:table-cell table:style-name="ce7" table:formula="of:=IF([.T9]=&quot;&quot;;&quot;&quot;;IF([.U9]=&quot;&quot;;[.T9];IF([.U9]&gt;[.T9];[.U9];IF([.T9]&lt;5;[.T9];([.T9]+[.U9])/2))))">
            <text:p/>
          </table:table-cell>
          <table:table-cell table:number-columns-repeated="2"/>
          <table:table-cell table:style-name="ce7" table:formula="of:=IF([.W9]=&quot;&quot;;&quot;&quot;;IF([.X9]=&quot;&quot;;[.W9];IF([.X9]&gt;[.W9];[.X9];IF([.W9]&lt;5;[.W9];([.W9]+[.X9])/2))))">
            <text:p/>
          </table:table-cell>
          <table:table-cell table:number-columns-repeated="2"/>
          <table:table-cell table:style-name="ce7" table:formula="of:=IF([.Z9]=&quot;&quot;;&quot;&quot;;IF([.AA9]=&quot;&quot;;[.Z9];IF([.AA9]&gt;[.Z9];[.AA9];IF([.Z9]&lt;5;[.Z9];([.Z9]+[.AA9])/2))))">
            <text:p/>
          </table:table-cell>
          <table:table-cell table:number-columns-repeated="2"/>
          <table:table-cell table:style-name="ce7" table:formula="of:=IF([.AC9]=&quot;&quot;;&quot;&quot;;IF([.AD9]=&quot;&quot;;[.AC9];IF([.AD9]&gt;[.AC9];[.AD9];IF([.AC9]&lt;5;[.AC9];([.AC9]+[.AD9])/2))))">
            <text:p/>
          </table:table-cell>
          <table:table-cell table:number-columns-repeated="2"/>
          <table:table-cell table:style-name="ce7" table:formula="of:=IF([.AF9]=&quot;&quot;;&quot;&quot;;IF([.AG9]=&quot;&quot;;[.AF9];IF([.AG9]&gt;[.AF9];[.AG9];IF([.AF9]&lt;5;[.AF9];([.AF9]+[.AG9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3</text:p>
          </table:table-cell>
          <table:table-cell table:number-columns-repeated="2"/>
          <table:table-cell table:formula="of:=IF([.B10]=&quot;&quot;;&quot;&quot;;IF([.C10]=&quot;&quot;;[.B10];IF([.C10]&gt;[.B10];[.C10];IF([.B10]&lt;5;[.B10];([.B10]+[.C10])/2))))">
            <text:p/>
          </table:table-cell>
          <table:table-cell table:number-columns-repeated="2"/>
          <table:table-cell table:formula="of:=IF([.E10]=&quot;&quot;;&quot;&quot;;IF([.F10]=&quot;&quot;;[.E10];IF([.F10]&gt;[.E10];[.F10];IF([.E10]&lt;5;[.E10];([.E10]+[.F10])/2))))">
            <text:p/>
          </table:table-cell>
          <table:table-cell table:number-columns-repeated="2"/>
          <table:table-cell table:formula="of:=IF([.H10]=&quot;&quot;;&quot;&quot;;IF([.I10]=&quot;&quot;;[.H10];IF([.I10]&gt;[.H10];[.I10];IF([.H10]&lt;5;[.H10];([.H10]+[.I10])/2))))">
            <text:p/>
          </table:table-cell>
          <table:table-cell table:number-columns-repeated="2"/>
          <table:table-cell table:style-name="ce7" table:formula="of:=IF([.K10]=&quot;&quot;;&quot;&quot;;IF([.L10]=&quot;&quot;;[.K10];IF([.L10]&gt;[.K10];[.L10];IF([.K10]&lt;5;[.K10];([.K10]+[.L10])/2))))">
            <text:p/>
          </table:table-cell>
          <table:table-cell table:number-columns-repeated="2"/>
          <table:table-cell table:style-name="ce7" table:formula="of:=IF([.N10]=&quot;&quot;;&quot;&quot;;IF([.O10]=&quot;&quot;;[.N10];IF([.O10]&gt;[.N10];[.O10];IF([.N10]&lt;5;[.N10];([.N10]+[.O10])/2))))">
            <text:p/>
          </table:table-cell>
          <table:table-cell table:number-columns-repeated="2"/>
          <table:table-cell table:style-name="ce7" table:formula="of:=IF([.Q10]=&quot;&quot;;&quot;&quot;;IF([.R10]=&quot;&quot;;[.Q10];IF([.R10]&gt;[.Q10];[.R10];IF([.Q10]&lt;5;[.Q10];([.Q10]+[.R10])/2))))">
            <text:p/>
          </table:table-cell>
          <table:table-cell table:number-columns-repeated="2"/>
          <table:table-cell table:style-name="ce7" table:formula="of:=IF([.T10]=&quot;&quot;;&quot;&quot;;IF([.U10]=&quot;&quot;;[.T10];IF([.U10]&gt;[.T10];[.U10];IF([.T10]&lt;5;[.T10];([.T10]+[.U10])/2))))">
            <text:p/>
          </table:table-cell>
          <table:table-cell table:number-columns-repeated="2"/>
          <table:table-cell table:style-name="ce7" table:formula="of:=IF([.W10]=&quot;&quot;;&quot;&quot;;IF([.X10]=&quot;&quot;;[.W10];IF([.X10]&gt;[.W10];[.X10];IF([.W10]&lt;5;[.W10];([.W10]+[.X10])/2))))">
            <text:p/>
          </table:table-cell>
          <table:table-cell table:number-columns-repeated="2"/>
          <table:table-cell table:style-name="ce7" table:formula="of:=IF([.Z10]=&quot;&quot;;&quot;&quot;;IF([.AA10]=&quot;&quot;;[.Z10];IF([.AA10]&gt;[.Z10];[.AA10];IF([.Z10]&lt;5;[.Z10];([.Z10]+[.AA10])/2))))">
            <text:p/>
          </table:table-cell>
          <table:table-cell table:number-columns-repeated="2"/>
          <table:table-cell table:style-name="ce7" table:formula="of:=IF([.AC10]=&quot;&quot;;&quot;&quot;;IF([.AD10]=&quot;&quot;;[.AC10];IF([.AD10]&gt;[.AC10];[.AD10];IF([.AC10]&lt;5;[.AC10];([.AC10]+[.AD10])/2))))">
            <text:p/>
          </table:table-cell>
          <table:table-cell table:number-columns-repeated="2"/>
          <table:table-cell table:style-name="ce7" table:formula="of:=IF([.AF10]=&quot;&quot;;&quot;&quot;;IF([.AG10]=&quot;&quot;;[.AF10];IF([.AG10]&gt;[.AF10];[.AG10];IF([.AF10]&lt;5;[.AF10];([.AF10]+[.AG10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4</text:p>
          </table:table-cell>
          <table:table-cell table:number-columns-repeated="2"/>
          <table:table-cell table:formula="of:=IF([.B11]=&quot;&quot;;&quot;&quot;;IF([.C11]=&quot;&quot;;[.B11];IF([.C11]&gt;[.B11];[.C11];IF([.B11]&lt;5;[.B11];([.B11]+[.C11])/2))))">
            <text:p/>
          </table:table-cell>
          <table:table-cell table:number-columns-repeated="2"/>
          <table:table-cell table:formula="of:=IF([.E11]=&quot;&quot;;&quot;&quot;;IF([.F11]=&quot;&quot;;[.E11];IF([.F11]&gt;[.E11];[.F11];IF([.E11]&lt;5;[.E11];([.E11]+[.F11])/2))))">
            <text:p/>
          </table:table-cell>
          <table:table-cell table:number-columns-repeated="2"/>
          <table:table-cell table:formula="of:=IF([.H11]=&quot;&quot;;&quot;&quot;;IF([.I11]=&quot;&quot;;[.H11];IF([.I11]&gt;[.H11];[.I11];IF([.H11]&lt;5;[.H11];([.H11]+[.I11])/2))))">
            <text:p/>
          </table:table-cell>
          <table:table-cell table:number-columns-repeated="2"/>
          <table:table-cell table:style-name="ce7" table:formula="of:=IF([.K11]=&quot;&quot;;&quot;&quot;;IF([.L11]=&quot;&quot;;[.K11];IF([.L11]&gt;[.K11];[.L11];IF([.K11]&lt;5;[.K11];([.K11]+[.L11])/2))))">
            <text:p/>
          </table:table-cell>
          <table:table-cell table:number-columns-repeated="2"/>
          <table:table-cell table:style-name="ce7" table:formula="of:=IF([.N11]=&quot;&quot;;&quot;&quot;;IF([.O11]=&quot;&quot;;[.N11];IF([.O11]&gt;[.N11];[.O11];IF([.N11]&lt;5;[.N11];([.N11]+[.O11])/2))))">
            <text:p/>
          </table:table-cell>
          <table:table-cell table:number-columns-repeated="2"/>
          <table:table-cell table:style-name="ce7" table:formula="of:=IF([.Q11]=&quot;&quot;;&quot;&quot;;IF([.R11]=&quot;&quot;;[.Q11];IF([.R11]&gt;[.Q11];[.R11];IF([.Q11]&lt;5;[.Q11];([.Q11]+[.R11])/2))))">
            <text:p/>
          </table:table-cell>
          <table:table-cell table:number-columns-repeated="2"/>
          <table:table-cell table:style-name="ce7" table:formula="of:=IF([.T11]=&quot;&quot;;&quot;&quot;;IF([.U11]=&quot;&quot;;[.T11];IF([.U11]&gt;[.T11];[.U11];IF([.T11]&lt;5;[.T11];([.T11]+[.U11])/2))))">
            <text:p/>
          </table:table-cell>
          <table:table-cell table:number-columns-repeated="2"/>
          <table:table-cell table:style-name="ce7" table:formula="of:=IF([.W11]=&quot;&quot;;&quot;&quot;;IF([.X11]=&quot;&quot;;[.W11];IF([.X11]&gt;[.W11];[.X11];IF([.W11]&lt;5;[.W11];([.W11]+[.X11])/2))))">
            <text:p/>
          </table:table-cell>
          <table:table-cell table:number-columns-repeated="2"/>
          <table:table-cell table:style-name="ce7" table:formula="of:=IF([.Z11]=&quot;&quot;;&quot;&quot;;IF([.AA11]=&quot;&quot;;[.Z11];IF([.AA11]&gt;[.Z11];[.AA11];IF([.Z11]&lt;5;[.Z11];([.Z11]+[.AA11])/2))))">
            <text:p/>
          </table:table-cell>
          <table:table-cell table:number-columns-repeated="2"/>
          <table:table-cell table:style-name="ce7" table:formula="of:=IF([.AC11]=&quot;&quot;;&quot;&quot;;IF([.AD11]=&quot;&quot;;[.AC11];IF([.AD11]&gt;[.AC11];[.AD11];IF([.AC11]&lt;5;[.AC11];([.AC11]+[.AD11])/2))))">
            <text:p/>
          </table:table-cell>
          <table:table-cell table:number-columns-repeated="2"/>
          <table:table-cell table:style-name="ce7" table:formula="of:=IF([.AF11]=&quot;&quot;;&quot;&quot;;IF([.AG11]=&quot;&quot;;[.AF11];IF([.AG11]&gt;[.AF11];[.AG11];IF([.AF11]&lt;5;[.AF11];([.AF11]+[.AG11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5</text:p>
          </table:table-cell>
          <table:table-cell table:number-columns-repeated="2"/>
          <table:table-cell table:formula="of:=IF([.B12]=&quot;&quot;;&quot;&quot;;IF([.C12]=&quot;&quot;;[.B12];IF([.C12]&gt;[.B12];[.C12];IF([.B12]&lt;5;[.B12];([.B12]+[.C12])/2))))">
            <text:p/>
          </table:table-cell>
          <table:table-cell table:number-columns-repeated="2"/>
          <table:table-cell table:formula="of:=IF([.E12]=&quot;&quot;;&quot;&quot;;IF([.F12]=&quot;&quot;;[.E12];IF([.F12]&gt;[.E12];[.F12];IF([.E12]&lt;5;[.E12];([.E12]+[.F12])/2))))">
            <text:p/>
          </table:table-cell>
          <table:table-cell table:number-columns-repeated="2"/>
          <table:table-cell table:formula="of:=IF([.H12]=&quot;&quot;;&quot;&quot;;IF([.I12]=&quot;&quot;;[.H12];IF([.I12]&gt;[.H12];[.I12];IF([.H12]&lt;5;[.H12];([.H12]+[.I12])/2))))">
            <text:p/>
          </table:table-cell>
          <table:table-cell table:number-columns-repeated="2"/>
          <table:table-cell table:style-name="ce7" table:formula="of:=IF([.K12]=&quot;&quot;;&quot;&quot;;IF([.L12]=&quot;&quot;;[.K12];IF([.L12]&gt;[.K12];[.L12];IF([.K12]&lt;5;[.K12];([.K12]+[.L12])/2))))">
            <text:p/>
          </table:table-cell>
          <table:table-cell table:number-columns-repeated="2"/>
          <table:table-cell table:style-name="ce7" table:formula="of:=IF([.N12]=&quot;&quot;;&quot;&quot;;IF([.O12]=&quot;&quot;;[.N12];IF([.O12]&gt;[.N12];[.O12];IF([.N12]&lt;5;[.N12];([.N12]+[.O12])/2))))">
            <text:p/>
          </table:table-cell>
          <table:table-cell table:number-columns-repeated="2"/>
          <table:table-cell table:style-name="ce7" table:formula="of:=IF([.Q12]=&quot;&quot;;&quot;&quot;;IF([.R12]=&quot;&quot;;[.Q12];IF([.R12]&gt;[.Q12];[.R12];IF([.Q12]&lt;5;[.Q12];([.Q12]+[.R12])/2))))">
            <text:p/>
          </table:table-cell>
          <table:table-cell table:number-columns-repeated="2"/>
          <table:table-cell table:style-name="ce7" table:formula="of:=IF([.T12]=&quot;&quot;;&quot;&quot;;IF([.U12]=&quot;&quot;;[.T12];IF([.U12]&gt;[.T12];[.U12];IF([.T12]&lt;5;[.T12];([.T12]+[.U12])/2))))">
            <text:p/>
          </table:table-cell>
          <table:table-cell table:number-columns-repeated="2"/>
          <table:table-cell table:style-name="ce7" table:formula="of:=IF([.W12]=&quot;&quot;;&quot;&quot;;IF([.X12]=&quot;&quot;;[.W12];IF([.X12]&gt;[.W12];[.X12];IF([.W12]&lt;5;[.W12];([.W12]+[.X12])/2))))">
            <text:p/>
          </table:table-cell>
          <table:table-cell table:number-columns-repeated="2"/>
          <table:table-cell table:style-name="ce7" table:formula="of:=IF([.Z12]=&quot;&quot;;&quot;&quot;;IF([.AA12]=&quot;&quot;;[.Z12];IF([.AA12]&gt;[.Z12];[.AA12];IF([.Z12]&lt;5;[.Z12];([.Z12]+[.AA12])/2))))">
            <text:p/>
          </table:table-cell>
          <table:table-cell table:number-columns-repeated="2"/>
          <table:table-cell table:style-name="ce7" table:formula="of:=IF([.AC12]=&quot;&quot;;&quot;&quot;;IF([.AD12]=&quot;&quot;;[.AC12];IF([.AD12]&gt;[.AC12];[.AD12];IF([.AC12]&lt;5;[.AC12];([.AC12]+[.AD12])/2))))">
            <text:p/>
          </table:table-cell>
          <table:table-cell table:number-columns-repeated="2"/>
          <table:table-cell table:style-name="ce7" table:formula="of:=IF([.AF12]=&quot;&quot;;&quot;&quot;;IF([.AG12]=&quot;&quot;;[.AF12];IF([.AG12]&gt;[.AF12];[.AG12];IF([.AF12]&lt;5;[.AF12];([.AF12]+[.AG12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6</text:p>
          </table:table-cell>
          <table:table-cell table:number-columns-repeated="2"/>
          <table:table-cell table:formula="of:=IF([.B13]=&quot;&quot;;&quot;&quot;;IF([.C13]=&quot;&quot;;[.B13];IF([.C13]&gt;[.B13];[.C13];IF([.B13]&lt;5;[.B13];([.B13]+[.C13])/2))))">
            <text:p/>
          </table:table-cell>
          <table:table-cell table:number-columns-repeated="2"/>
          <table:table-cell table:formula="of:=IF([.E13]=&quot;&quot;;&quot;&quot;;IF([.F13]=&quot;&quot;;[.E13];IF([.F13]&gt;[.E13];[.F13];IF([.E13]&lt;5;[.E13];([.E13]+[.F13])/2))))">
            <text:p/>
          </table:table-cell>
          <table:table-cell table:number-columns-repeated="2"/>
          <table:table-cell table:formula="of:=IF([.H13]=&quot;&quot;;&quot;&quot;;IF([.I13]=&quot;&quot;;[.H13];IF([.I13]&gt;[.H13];[.I13];IF([.H13]&lt;5;[.H13];([.H13]+[.I13])/2))))">
            <text:p/>
          </table:table-cell>
          <table:table-cell table:number-columns-repeated="2"/>
          <table:table-cell table:style-name="ce7" table:formula="of:=IF([.K13]=&quot;&quot;;&quot;&quot;;IF([.L13]=&quot;&quot;;[.K13];IF([.L13]&gt;[.K13];[.L13];IF([.K13]&lt;5;[.K13];([.K13]+[.L13])/2))))">
            <text:p/>
          </table:table-cell>
          <table:table-cell table:number-columns-repeated="2"/>
          <table:table-cell table:style-name="ce7" table:formula="of:=IF([.N13]=&quot;&quot;;&quot;&quot;;IF([.O13]=&quot;&quot;;[.N13];IF([.O13]&gt;[.N13];[.O13];IF([.N13]&lt;5;[.N13];([.N13]+[.O13])/2))))">
            <text:p/>
          </table:table-cell>
          <table:table-cell table:number-columns-repeated="2"/>
          <table:table-cell table:style-name="ce7" table:formula="of:=IF([.Q13]=&quot;&quot;;&quot;&quot;;IF([.R13]=&quot;&quot;;[.Q13];IF([.R13]&gt;[.Q13];[.R13];IF([.Q13]&lt;5;[.Q13];([.Q13]+[.R13])/2))))">
            <text:p/>
          </table:table-cell>
          <table:table-cell table:number-columns-repeated="2"/>
          <table:table-cell table:style-name="ce7" table:formula="of:=IF([.T13]=&quot;&quot;;&quot;&quot;;IF([.U13]=&quot;&quot;;[.T13];IF([.U13]&gt;[.T13];[.U13];IF([.T13]&lt;5;[.T13];([.T13]+[.U13])/2))))">
            <text:p/>
          </table:table-cell>
          <table:table-cell table:number-columns-repeated="2"/>
          <table:table-cell table:style-name="ce7" table:formula="of:=IF([.W13]=&quot;&quot;;&quot;&quot;;IF([.X13]=&quot;&quot;;[.W13];IF([.X13]&gt;[.W13];[.X13];IF([.W13]&lt;5;[.W13];([.W13]+[.X13])/2))))">
            <text:p/>
          </table:table-cell>
          <table:table-cell table:number-columns-repeated="2"/>
          <table:table-cell table:style-name="ce7" table:formula="of:=IF([.Z13]=&quot;&quot;;&quot;&quot;;IF([.AA13]=&quot;&quot;;[.Z13];IF([.AA13]&gt;[.Z13];[.AA13];IF([.Z13]&lt;5;[.Z13];([.Z13]+[.AA13])/2))))">
            <text:p/>
          </table:table-cell>
          <table:table-cell table:number-columns-repeated="2"/>
          <table:table-cell table:style-name="ce7" table:formula="of:=IF([.AC13]=&quot;&quot;;&quot;&quot;;IF([.AD13]=&quot;&quot;;[.AC13];IF([.AD13]&gt;[.AC13];[.AD13];IF([.AC13]&lt;5;[.AC13];([.AC13]+[.AD13])/2))))">
            <text:p/>
          </table:table-cell>
          <table:table-cell table:number-columns-repeated="2"/>
          <table:table-cell table:style-name="ce7" table:formula="of:=IF([.AF13]=&quot;&quot;;&quot;&quot;;IF([.AG13]=&quot;&quot;;[.AF13];IF([.AG13]&gt;[.AF13];[.AG13];IF([.AF13]&lt;5;[.AF13];([.AF13]+[.AG13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7</text:p>
          </table:table-cell>
          <table:table-cell table:number-columns-repeated="2"/>
          <table:table-cell table:formula="of:=IF([.B14]=&quot;&quot;;&quot;&quot;;IF([.C14]=&quot;&quot;;[.B14];IF([.C14]&gt;[.B14];[.C14];IF([.B14]&lt;5;[.B14];([.B14]+[.C14])/2))))">
            <text:p/>
          </table:table-cell>
          <table:table-cell table:number-columns-repeated="2"/>
          <table:table-cell table:formula="of:=IF([.E14]=&quot;&quot;;&quot;&quot;;IF([.F14]=&quot;&quot;;[.E14];IF([.F14]&gt;[.E14];[.F14];IF([.E14]&lt;5;[.E14];([.E14]+[.F14])/2))))">
            <text:p/>
          </table:table-cell>
          <table:table-cell table:number-columns-repeated="2"/>
          <table:table-cell table:formula="of:=IF([.H14]=&quot;&quot;;&quot;&quot;;IF([.I14]=&quot;&quot;;[.H14];IF([.I14]&gt;[.H14];[.I14];IF([.H14]&lt;5;[.H14];([.H14]+[.I14])/2))))">
            <text:p/>
          </table:table-cell>
          <table:table-cell table:number-columns-repeated="2"/>
          <table:table-cell table:style-name="ce7" table:formula="of:=IF([.K14]=&quot;&quot;;&quot;&quot;;IF([.L14]=&quot;&quot;;[.K14];IF([.L14]&gt;[.K14];[.L14];IF([.K14]&lt;5;[.K14];([.K14]+[.L14])/2))))">
            <text:p/>
          </table:table-cell>
          <table:table-cell table:number-columns-repeated="2"/>
          <table:table-cell table:style-name="ce7" table:formula="of:=IF([.N14]=&quot;&quot;;&quot;&quot;;IF([.O14]=&quot;&quot;;[.N14];IF([.O14]&gt;[.N14];[.O14];IF([.N14]&lt;5;[.N14];([.N14]+[.O14])/2))))">
            <text:p/>
          </table:table-cell>
          <table:table-cell table:number-columns-repeated="2"/>
          <table:table-cell table:style-name="ce7" table:formula="of:=IF([.Q14]=&quot;&quot;;&quot;&quot;;IF([.R14]=&quot;&quot;;[.Q14];IF([.R14]&gt;[.Q14];[.R14];IF([.Q14]&lt;5;[.Q14];([.Q14]+[.R14])/2))))">
            <text:p/>
          </table:table-cell>
          <table:table-cell table:number-columns-repeated="2"/>
          <table:table-cell table:style-name="ce7" table:formula="of:=IF([.T14]=&quot;&quot;;&quot;&quot;;IF([.U14]=&quot;&quot;;[.T14];IF([.U14]&gt;[.T14];[.U14];IF([.T14]&lt;5;[.T14];([.T14]+[.U14])/2))))">
            <text:p/>
          </table:table-cell>
          <table:table-cell table:number-columns-repeated="2"/>
          <table:table-cell table:style-name="ce7" table:formula="of:=IF([.W14]=&quot;&quot;;&quot;&quot;;IF([.X14]=&quot;&quot;;[.W14];IF([.X14]&gt;[.W14];[.X14];IF([.W14]&lt;5;[.W14];([.W14]+[.X14])/2))))">
            <text:p/>
          </table:table-cell>
          <table:table-cell table:number-columns-repeated="2"/>
          <table:table-cell table:style-name="ce7" table:formula="of:=IF([.Z14]=&quot;&quot;;&quot;&quot;;IF([.AA14]=&quot;&quot;;[.Z14];IF([.AA14]&gt;[.Z14];[.AA14];IF([.Z14]&lt;5;[.Z14];([.Z14]+[.AA14])/2))))">
            <text:p/>
          </table:table-cell>
          <table:table-cell table:number-columns-repeated="2"/>
          <table:table-cell table:style-name="ce7" table:formula="of:=IF([.AC14]=&quot;&quot;;&quot;&quot;;IF([.AD14]=&quot;&quot;;[.AC14];IF([.AD14]&gt;[.AC14];[.AD14];IF([.AC14]&lt;5;[.AC14];([.AC14]+[.AD14])/2))))">
            <text:p/>
          </table:table-cell>
          <table:table-cell table:number-columns-repeated="2"/>
          <table:table-cell table:style-name="ce7" table:formula="of:=IF([.AF14]=&quot;&quot;;&quot;&quot;;IF([.AG14]=&quot;&quot;;[.AF14];IF([.AG14]&gt;[.AF14];[.AG14];IF([.AF14]&lt;5;[.AF14];([.AF14]+[.AG14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8</text:p>
          </table:table-cell>
          <table:table-cell table:number-columns-repeated="2"/>
          <table:table-cell table:formula="of:=IF([.B15]=&quot;&quot;;&quot;&quot;;IF([.C15]=&quot;&quot;;[.B15];IF([.C15]&gt;[.B15];[.C15];IF([.B15]&lt;5;[.B15];([.B15]+[.C15])/2))))">
            <text:p/>
          </table:table-cell>
          <table:table-cell table:number-columns-repeated="2"/>
          <table:table-cell table:formula="of:=IF([.E15]=&quot;&quot;;&quot;&quot;;IF([.F15]=&quot;&quot;;[.E15];IF([.F15]&gt;[.E15];[.F15];IF([.E15]&lt;5;[.E15];([.E15]+[.F15])/2))))">
            <text:p/>
          </table:table-cell>
          <table:table-cell table:number-columns-repeated="2"/>
          <table:table-cell table:formula="of:=IF([.H15]=&quot;&quot;;&quot;&quot;;IF([.I15]=&quot;&quot;;[.H15];IF([.I15]&gt;[.H15];[.I15];IF([.H15]&lt;5;[.H15];([.H15]+[.I15])/2))))">
            <text:p/>
          </table:table-cell>
          <table:table-cell table:number-columns-repeated="2"/>
          <table:table-cell table:style-name="ce7" table:formula="of:=IF([.K15]=&quot;&quot;;&quot;&quot;;IF([.L15]=&quot;&quot;;[.K15];IF([.L15]&gt;[.K15];[.L15];IF([.K15]&lt;5;[.K15];([.K15]+[.L15])/2))))">
            <text:p/>
          </table:table-cell>
          <table:table-cell table:number-columns-repeated="2"/>
          <table:table-cell table:style-name="ce7" table:formula="of:=IF([.N15]=&quot;&quot;;&quot;&quot;;IF([.O15]=&quot;&quot;;[.N15];IF([.O15]&gt;[.N15];[.O15];IF([.N15]&lt;5;[.N15];([.N15]+[.O15])/2))))">
            <text:p/>
          </table:table-cell>
          <table:table-cell table:number-columns-repeated="2"/>
          <table:table-cell table:style-name="ce7" table:formula="of:=IF([.Q15]=&quot;&quot;;&quot;&quot;;IF([.R15]=&quot;&quot;;[.Q15];IF([.R15]&gt;[.Q15];[.R15];IF([.Q15]&lt;5;[.Q15];([.Q15]+[.R15])/2))))">
            <text:p/>
          </table:table-cell>
          <table:table-cell table:number-columns-repeated="2"/>
          <table:table-cell table:style-name="ce7" table:formula="of:=IF([.T15]=&quot;&quot;;&quot;&quot;;IF([.U15]=&quot;&quot;;[.T15];IF([.U15]&gt;[.T15];[.U15];IF([.T15]&lt;5;[.T15];([.T15]+[.U15])/2))))">
            <text:p/>
          </table:table-cell>
          <table:table-cell table:number-columns-repeated="2"/>
          <table:table-cell table:style-name="ce7" table:formula="of:=IF([.W15]=&quot;&quot;;&quot;&quot;;IF([.X15]=&quot;&quot;;[.W15];IF([.X15]&gt;[.W15];[.X15];IF([.W15]&lt;5;[.W15];([.W15]+[.X15])/2))))">
            <text:p/>
          </table:table-cell>
          <table:table-cell table:number-columns-repeated="2"/>
          <table:table-cell table:style-name="ce7" table:formula="of:=IF([.Z15]=&quot;&quot;;&quot;&quot;;IF([.AA15]=&quot;&quot;;[.Z15];IF([.AA15]&gt;[.Z15];[.AA15];IF([.Z15]&lt;5;[.Z15];([.Z15]+[.AA15])/2))))">
            <text:p/>
          </table:table-cell>
          <table:table-cell table:number-columns-repeated="2"/>
          <table:table-cell table:style-name="ce7" table:formula="of:=IF([.AC15]=&quot;&quot;;&quot;&quot;;IF([.AD15]=&quot;&quot;;[.AC15];IF([.AD15]&gt;[.AC15];[.AD15];IF([.AC15]&lt;5;[.AC15];([.AC15]+[.AD15])/2))))">
            <text:p/>
          </table:table-cell>
          <table:table-cell table:number-columns-repeated="2"/>
          <table:table-cell table:style-name="ce7" table:formula="of:=IF([.AF15]=&quot;&quot;;&quot;&quot;;IF([.AG15]=&quot;&quot;;[.AF15];IF([.AG15]&gt;[.AF15];[.AG15];IF([.AF15]&lt;5;[.AF15];([.AF15]+[.AG15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9</text:p>
          </table:table-cell>
          <table:table-cell table:number-columns-repeated="2"/>
          <table:table-cell table:formula="of:=IF([.B16]=&quot;&quot;;&quot;&quot;;IF([.C16]=&quot;&quot;;[.B16];IF([.C16]&gt;[.B16];[.C16];IF([.B16]&lt;5;[.B16];([.B16]+[.C16])/2))))">
            <text:p/>
          </table:table-cell>
          <table:table-cell table:number-columns-repeated="2"/>
          <table:table-cell table:formula="of:=IF([.E16]=&quot;&quot;;&quot;&quot;;IF([.F16]=&quot;&quot;;[.E16];IF([.F16]&gt;[.E16];[.F16];IF([.E16]&lt;5;[.E16];([.E16]+[.F16])/2))))">
            <text:p/>
          </table:table-cell>
          <table:table-cell table:number-columns-repeated="2"/>
          <table:table-cell table:formula="of:=IF([.H16]=&quot;&quot;;&quot;&quot;;IF([.I16]=&quot;&quot;;[.H16];IF([.I16]&gt;[.H16];[.I16];IF([.H16]&lt;5;[.H16];([.H16]+[.I16])/2))))">
            <text:p/>
          </table:table-cell>
          <table:table-cell table:number-columns-repeated="2"/>
          <table:table-cell table:style-name="ce7" table:formula="of:=IF([.K16]=&quot;&quot;;&quot;&quot;;IF([.L16]=&quot;&quot;;[.K16];IF([.L16]&gt;[.K16];[.L16];IF([.K16]&lt;5;[.K16];([.K16]+[.L16])/2))))">
            <text:p/>
          </table:table-cell>
          <table:table-cell table:number-columns-repeated="2"/>
          <table:table-cell table:style-name="ce7" table:formula="of:=IF([.N16]=&quot;&quot;;&quot;&quot;;IF([.O16]=&quot;&quot;;[.N16];IF([.O16]&gt;[.N16];[.O16];IF([.N16]&lt;5;[.N16];([.N16]+[.O16])/2))))">
            <text:p/>
          </table:table-cell>
          <table:table-cell table:number-columns-repeated="2"/>
          <table:table-cell table:style-name="ce7" table:formula="of:=IF([.Q16]=&quot;&quot;;&quot;&quot;;IF([.R16]=&quot;&quot;;[.Q16];IF([.R16]&gt;[.Q16];[.R16];IF([.Q16]&lt;5;[.Q16];([.Q16]+[.R16])/2))))">
            <text:p/>
          </table:table-cell>
          <table:table-cell table:number-columns-repeated="2"/>
          <table:table-cell table:style-name="ce7" table:formula="of:=IF([.T16]=&quot;&quot;;&quot;&quot;;IF([.U16]=&quot;&quot;;[.T16];IF([.U16]&gt;[.T16];[.U16];IF([.T16]&lt;5;[.T16];([.T16]+[.U16])/2))))">
            <text:p/>
          </table:table-cell>
          <table:table-cell table:number-columns-repeated="2"/>
          <table:table-cell table:style-name="ce7" table:formula="of:=IF([.W16]=&quot;&quot;;&quot;&quot;;IF([.X16]=&quot;&quot;;[.W16];IF([.X16]&gt;[.W16];[.X16];IF([.W16]&lt;5;[.W16];([.W16]+[.X16])/2))))">
            <text:p/>
          </table:table-cell>
          <table:table-cell table:number-columns-repeated="2"/>
          <table:table-cell table:style-name="ce7" table:formula="of:=IF([.Z16]=&quot;&quot;;&quot;&quot;;IF([.AA16]=&quot;&quot;;[.Z16];IF([.AA16]&gt;[.Z16];[.AA16];IF([.Z16]&lt;5;[.Z16];([.Z16]+[.AA16])/2))))">
            <text:p/>
          </table:table-cell>
          <table:table-cell table:number-columns-repeated="2"/>
          <table:table-cell table:style-name="ce7" table:formula="of:=IF([.AC16]=&quot;&quot;;&quot;&quot;;IF([.AD16]=&quot;&quot;;[.AC16];IF([.AD16]&gt;[.AC16];[.AD16];IF([.AC16]&lt;5;[.AC16];([.AC16]+[.AD16])/2))))">
            <text:p/>
          </table:table-cell>
          <table:table-cell table:number-columns-repeated="2"/>
          <table:table-cell table:style-name="ce7" table:formula="of:=IF([.AF16]=&quot;&quot;;&quot;&quot;;IF([.AG16]=&quot;&quot;;[.AF16];IF([.AG16]&gt;[.AF16];[.AG16];IF([.AF16]&lt;5;[.AF16];([.AF16]+[.AG16])/2))))">
            <text:p/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Alumno 10</text:p>
          </table:table-cell>
          <table:table-cell table:number-columns-repeated="2"/>
          <table:table-cell table:formula="of:=IF([.B17]=&quot;&quot;;&quot;&quot;;IF([.C17]=&quot;&quot;;[.B17];IF([.C17]&gt;[.B17];[.C17];IF([.B17]&lt;5;[.B17];([.B17]+[.C17])/2))))">
            <text:p/>
          </table:table-cell>
          <table:table-cell table:number-columns-repeated="2"/>
          <table:table-cell table:formula="of:=IF([.E17]=&quot;&quot;;&quot;&quot;;IF([.F17]=&quot;&quot;;[.E17];IF([.F17]&gt;[.E17];[.F17];IF([.E17]&lt;5;[.E17];([.E17]+[.F17])/2))))">
            <text:p/>
          </table:table-cell>
          <table:table-cell table:number-columns-repeated="2"/>
          <table:table-cell table:formula="of:=IF([.H17]=&quot;&quot;;&quot;&quot;;IF([.I17]=&quot;&quot;;[.H17];IF([.I17]&gt;[.H17];[.I17];IF([.H17]&lt;5;[.H17];([.H17]+[.I17])/2))))">
            <text:p/>
          </table:table-cell>
          <table:table-cell table:number-columns-repeated="2"/>
          <table:table-cell table:style-name="ce7" table:formula="of:=IF([.K17]=&quot;&quot;;&quot;&quot;;IF([.L17]=&quot;&quot;;[.K17];IF([.L17]&gt;[.K17];[.L17];IF([.K17]&lt;5;[.K17];([.K17]+[.L17])/2))))">
            <text:p/>
          </table:table-cell>
          <table:table-cell table:number-columns-repeated="2"/>
          <table:table-cell table:style-name="ce7" table:formula="of:=IF([.N17]=&quot;&quot;;&quot;&quot;;IF([.O17]=&quot;&quot;;[.N17];IF([.O17]&gt;[.N17];[.O17];IF([.N17]&lt;5;[.N17];([.N17]+[.O17])/2))))">
            <text:p/>
          </table:table-cell>
          <table:table-cell table:number-columns-repeated="2"/>
          <table:table-cell table:style-name="ce7" table:formula="of:=IF([.Q17]=&quot;&quot;;&quot;&quot;;IF([.R17]=&quot;&quot;;[.Q17];IF([.R17]&gt;[.Q17];[.R17];IF([.Q17]&lt;5;[.Q17];([.Q17]+[.R17])/2))))">
            <text:p/>
          </table:table-cell>
          <table:table-cell table:number-columns-repeated="2"/>
          <table:table-cell table:style-name="ce7" table:formula="of:=IF([.T17]=&quot;&quot;;&quot;&quot;;IF([.U17]=&quot;&quot;;[.T17];IF([.U17]&gt;[.T17];[.U17];IF([.T17]&lt;5;[.T17];([.T17]+[.U17])/2))))">
            <text:p/>
          </table:table-cell>
          <table:table-cell table:number-columns-repeated="2"/>
          <table:table-cell table:style-name="ce7" table:formula="of:=IF([.W17]=&quot;&quot;;&quot;&quot;;IF([.X17]=&quot;&quot;;[.W17];IF([.X17]&gt;[.W17];[.X17];IF([.W17]&lt;5;[.W17];([.W17]+[.X17])/2))))">
            <text:p/>
          </table:table-cell>
          <table:table-cell table:number-columns-repeated="2"/>
          <table:table-cell table:style-name="ce7" table:formula="of:=IF([.Z17]=&quot;&quot;;&quot;&quot;;IF([.AA17]=&quot;&quot;;[.Z17];IF([.AA17]&gt;[.Z17];[.AA17];IF([.Z17]&lt;5;[.Z17];([.Z17]+[.AA17])/2))))">
            <text:p/>
          </table:table-cell>
          <table:table-cell table:number-columns-repeated="2"/>
          <table:table-cell table:style-name="ce7" table:formula="of:=IF([.AC17]=&quot;&quot;;&quot;&quot;;IF([.AD17]=&quot;&quot;;[.AC17];IF([.AD17]&gt;[.AC17];[.AD17];IF([.AC17]&lt;5;[.AC17];([.AC17]+[.AD17])/2))))">
            <text:p/>
          </table:table-cell>
          <table:table-cell table:number-columns-repeated="2"/>
          <table:table-cell table:style-name="ce7" table:formula="of:=IF([.AF17]=&quot;&quot;;&quot;&quot;;IF([.AG17]=&quot;&quot;;[.AF17];IF([.AG17]&gt;[.AF17];[.AG17];IF([.AF17]&lt;5;[.AF17];([.AF17]+[.AG17])/2))))">
            <text:p/>
          </table:table-cell>
          <table:table-cell table:number-columns-repeated="1635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table:style-name="ce1"/>
          <table:table-cell table:style-name="ce2" office:value-type="string" calcext:value-type="string">
            <text:p>Resultados de Aprendizaje</text:p>
          </table:table-cell>
          <table:table-cell table:style-name="ce1" table:number-columns-repeated="32"/>
          <table:table-cell table:number-columns-repeated="1635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table:formula="of:=[.A6]" office:value-type="string" office:string-value="Alumnos" calcext:value-type="string">
            <text:p>Alumnos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RA2</text:p>
          </table:table-cell>
          <table:table-cell table:style-name="Default"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table:style-name="Default" office:value-type="string" calcext:value-type="string">
            <text:p>RA6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RA8</text:p>
          </table:table-cell>
          <table:table-cell table:style-name="Default" office:value-type="string" calcext:value-type="string">
            <text:p>RA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% nota final</text:p>
          </table:table-cell>
          <table:table-cell table:style-name="ce5" office:value-type="percentage" office:value="0.05" calcext:value-type="percentage">
            <text:p>5,00 %</text:p>
          </table:table-cell>
          <table:table-cell table:style-name="ce5" office:value-type="percentage" office:value="0.13" calcext:value-type="percentage">
            <text:p>13,00 %</text:p>
          </table:table-cell>
          <table:table-cell table:style-name="ce5" office:value-type="percentage" office:value="0.16" calcext:value-type="percentage">
            <text:p>16,00 %</text:p>
          </table:table-cell>
          <table:table-cell table:style-name="ce5" office:value-type="percentage" office:value="0.12" calcext:value-type="percentage">
            <text:p>12,00 %</text:p>
          </table:table-cell>
          <table:table-cell table:style-name="ce5" office:value-type="percentage" office:value="0.11" calcext:value-type="percentage">
            <text:p>11,00 %</text:p>
          </table:table-cell>
          <table:table-cell table:style-name="ce5" office:value-type="percentage" office:value="0.195" calcext:value-type="percentage">
            <text:p>19,50 %</text:p>
          </table:table-cell>
          <table:table-cell table:style-name="ce5" office:value-type="percentage" office:value="0.12" calcext:value-type="percentage">
            <text:p>12,00 %</text:p>
          </table:table-cell>
          <table:table-cell table:style-name="ce5" office:value-type="percentage" office:value="0.07" calcext:value-type="percentage">
            <text:p>7,00 %</text:p>
          </table:table-cell>
          <table:table-cell table:style-name="ce5" office:value-type="percentage" office:value="0.045" calcext:value-type="percentage">
            <text:p>4,50 %</text:p>
          </table:table-cell>
          <table:table-cell/>
          <table:table-cell table:style-name="ce5" table:formula="of:=SUM([.B23:.J23])" office:value-type="percentage" office:value="1" calcext:value-type="percentage">
            <text:p>100,00 %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valuados</text:p>
          </table:table-cell>
          <table:table-cell table:style-name="ce5" table:formula="of:=IF([.B26]=&quot;&quot;;0;[.B23])" office:value-type="percentage" office:value="0" calcext:value-type="percentage">
            <text:p>0,00 %</text:p>
          </table:table-cell>
          <table:table-cell table:style-name="ce5" table:formula="of:=IF([.C26]=&quot;&quot;;0;[.C23])" office:value-type="percentage" office:value="0" calcext:value-type="percentage">
            <text:p>0,00 %</text:p>
          </table:table-cell>
          <table:table-cell table:style-name="ce5" table:formula="of:=IF([.D26]=&quot;&quot;;0;[.D23])" office:value-type="percentage" office:value="0" calcext:value-type="percentage">
            <text:p>0,00 %</text:p>
          </table:table-cell>
          <table:table-cell table:style-name="ce5" table:formula="of:=IF([.E26]=&quot;&quot;;0;[.E23])" office:value-type="percentage" office:value="0" calcext:value-type="percentage">
            <text:p>0,00 %</text:p>
          </table:table-cell>
          <table:table-cell table:style-name="ce5" table:formula="of:=IF([.F26]=&quot;&quot;;0;[.F23])" office:value-type="percentage" office:value="0" calcext:value-type="percentage">
            <text:p>0,00 %</text:p>
          </table:table-cell>
          <table:table-cell table:style-name="ce5" table:formula="of:=IF([.G26]=&quot;&quot;;0;[.G23])" office:value-type="percentage" office:value="0" calcext:value-type="percentage">
            <text:p>0,00 %</text:p>
          </table:table-cell>
          <table:table-cell table:style-name="ce5" table:formula="of:=IF([.H26]=&quot;&quot;;0;[.H23])" office:value-type="percentage" office:value="0" calcext:value-type="percentage">
            <text:p>0,00 %</text:p>
          </table:table-cell>
          <table:table-cell table:style-name="ce5" table:formula="of:=IF([.I26]=&quot;&quot;;0;[.I23])" office:value-type="percentage" office:value="0" calcext:value-type="percentage">
            <text:p>0,00 %</text:p>
          </table:table-cell>
          <table:table-cell table:style-name="ce5" table:formula="of:=IF([.J26]=&quot;&quot;;0;[.J23])" office:value-type="percentage" office:value="0" calcext:value-type="percentage">
            <text:p>0,00 %</text:p>
          </table:table-cell>
          <table:table-cell/>
          <table:table-cell table:style-name="ce5" table:formula="of:=SUM([.B24:.J24])" office:value-type="percentage" office:value="0" calcext:value-type="percentage">
            <text:p>0,00 %</text:p>
          </table:table-cell>
          <table:table-cell table:number-columns-repeated="16372"/>
        </table:table-row>
        <table:table-row table:style-name="ro1">
          <table:table-cell/>
          <table:table-cell table:style-name="ce5" table:number-columns-repeated="9"/>
          <table:table-cell/>
          <table:table-cell table:style-name="ce5"/>
          <table:table-cell table:number-columns-repeated="16372"/>
        </table:table-row>
        <table:table-row table:style-name="ro1">
          <table:table-cell table:formula="of:=[.A8]" office:value-type="string" office:string-value="Alumno 1" calcext:value-type="string">
            <text:p>Alumno 1</text:p>
          </table:table-cell>
          <table:table-cell table:style-name="ce6" table:formula="of:=IF([.D8]=&quot;&quot;;&quot;&quot;;[.D8])">
            <text:p/>
          </table:table-cell>
          <table:table-cell table:style-name="ce6" table:formula="of:=IF([.G8]=&quot;&quot;;&quot;&quot;;AVERAGE([.G8];[.J8];[.M8];[.P8]))">
            <text:p/>
          </table:table-cell>
          <table:table-cell table:style-name="ce6" table:formula="of:=IF([.G8]=&quot;&quot;;&quot;&quot;;AVERAGE([.G8];[.J8];[.M8];[.P8]))">
            <text:p/>
          </table:table-cell>
          <table:table-cell table:style-name="ce6" table:formula="of:=IF([.V8]=&quot;&quot;;&quot;&quot;;[.V8])">
            <text:p/>
          </table:table-cell>
          <table:table-cell table:style-name="ce6" table:formula="of:=IF([.Y8]=&quot;&quot;;&quot;&quot;;[.Y8])">
            <text:p/>
          </table:table-cell>
          <table:table-cell table:style-name="ce6" table:formula="of:=IF([.S8]=&quot;&quot;;&quot;&quot;;[.S8])">
            <text:p/>
          </table:table-cell>
          <table:table-cell table:style-name="ce6" table:formula="of:=IF([.AB8]=&quot;&quot;;&quot;&quot;;[.AB8])">
            <text:p/>
          </table:table-cell>
          <table:table-cell table:style-name="ce7" table:formula="of:=IF([.AE8]=&quot;&quot;;&quot;&quot;;[.AE8])">
            <text:p/>
          </table:table-cell>
          <table:table-cell table:style-name="ce6" table:formula="of:=IF([.AH8]=&quot;&quot;;&quot;&quot;;[.AH8])">
            <text:p/>
          </table:table-cell>
          <table:table-cell table:number-columns-repeated="16374"/>
        </table:table-row>
        <table:table-row table:style-name="ro1">
          <table:table-cell table:formula="of:=[.A9]" office:value-type="string" office:string-value="Alumno 2" calcext:value-type="string">
            <text:p>Alumno 2</text:p>
          </table:table-cell>
          <table:table-cell table:style-name="ce7" table:formula="of:=IF([.D9]=&quot;&quot;;&quot;&quot;;[.D9])">
            <text:p/>
          </table:table-cell>
          <table:table-cell table:style-name="ce7" table:formula="of:=IF([.G9]=&quot;&quot;;&quot;&quot;;AVERAGE([.G9];[.J9];[.M9];[.P9]))">
            <text:p/>
          </table:table-cell>
          <table:table-cell table:formula="of:=IF([.G9]=&quot;&quot;;&quot;&quot;;AVERAGE([.G9];[.J9];[.M9];[.P9]))">
            <text:p/>
          </table:table-cell>
          <table:table-cell table:style-name="ce7" table:formula="of:=IF([.V9]=&quot;&quot;;&quot;&quot;;[.V9])">
            <text:p/>
          </table:table-cell>
          <table:table-cell table:style-name="ce7" table:formula="of:=IF([.Y9]=&quot;&quot;;&quot;&quot;;[.Y9])">
            <text:p/>
          </table:table-cell>
          <table:table-cell table:formula="of:=IF([.S9]=&quot;&quot;;&quot;&quot;;[.S9])">
            <text:p/>
          </table:table-cell>
          <table:table-cell table:style-name="ce7" table:formula="of:=IF([.AB9]=&quot;&quot;;&quot;&quot;;[.AB9])">
            <text:p/>
          </table:table-cell>
          <table:table-cell table:style-name="ce7" table:formula="of:=IF([.AE91]=&quot;&quot;;&quot;&quot;;[.AE9])">
            <text:p/>
          </table:table-cell>
          <table:table-cell table:formula="of:=IF([.AH9]=&quot;&quot;;&quot;&quot;;[.AH9])">
            <text:p/>
          </table:table-cell>
          <table:table-cell table:number-columns-repeated="16374"/>
        </table:table-row>
        <table:table-row table:style-name="ro1">
          <table:table-cell table:formula="of:=[.A10]" office:value-type="string" office:string-value="Alumno 3" calcext:value-type="string">
            <text:p>Alumno 3</text:p>
          </table:table-cell>
          <table:table-cell table:style-name="ce7" table:formula="of:=IF([.D10]=&quot;&quot;;&quot;&quot;;[.D10])">
            <text:p/>
          </table:table-cell>
          <table:table-cell table:style-name="ce7" table:formula="of:=IF([.G10]=&quot;&quot;;&quot;&quot;;AVERAGE([.G10];[.J10];[.M10];[.P10]))">
            <text:p/>
          </table:table-cell>
          <table:table-cell table:formula="of:=IF([.G10]=&quot;&quot;;&quot;&quot;;AVERAGE([.G10];[.J10];[.M10];[.P10]))">
            <text:p/>
          </table:table-cell>
          <table:table-cell table:style-name="ce7" table:formula="of:=IF([.V10]=&quot;&quot;;&quot;&quot;;[.V10])">
            <text:p/>
          </table:table-cell>
          <table:table-cell table:style-name="ce7" table:formula="of:=IF([.Y10]=&quot;&quot;;&quot;&quot;;[.Y10])">
            <text:p/>
          </table:table-cell>
          <table:table-cell table:formula="of:=IF([.S10]=&quot;&quot;;&quot;&quot;;[.S10])">
            <text:p/>
          </table:table-cell>
          <table:table-cell table:style-name="ce7" table:formula="of:=IF([.AB10]=&quot;&quot;;&quot;&quot;;[.AB10])">
            <text:p/>
          </table:table-cell>
          <table:table-cell table:style-name="ce7" table:formula="of:=IF([.AE92]=&quot;&quot;;&quot;&quot;;[.AE10])">
            <text:p/>
          </table:table-cell>
          <table:table-cell table:formula="of:=IF([.AH10]=&quot;&quot;;&quot;&quot;;[.AH10])">
            <text:p/>
          </table:table-cell>
          <table:table-cell table:number-columns-repeated="16374"/>
        </table:table-row>
        <table:table-row table:style-name="ro1">
          <table:table-cell table:formula="of:=[.A11]" office:value-type="string" office:string-value="Alumno 4" calcext:value-type="string">
            <text:p>Alumno 4</text:p>
          </table:table-cell>
          <table:table-cell table:style-name="ce7" table:formula="of:=IF([.D11]=&quot;&quot;;&quot;&quot;;[.D11])">
            <text:p/>
          </table:table-cell>
          <table:table-cell table:style-name="ce7" table:formula="of:=IF([.G11]=&quot;&quot;;&quot;&quot;;AVERAGE([.G11];[.J11];[.M11];[.P11]))">
            <text:p/>
          </table:table-cell>
          <table:table-cell table:formula="of:=IF([.G11]=&quot;&quot;;&quot;&quot;;AVERAGE([.G11];[.J11];[.M11];[.P11]))">
            <text:p/>
          </table:table-cell>
          <table:table-cell table:style-name="ce7" table:formula="of:=IF([.V11]=&quot;&quot;;&quot;&quot;;[.V11])">
            <text:p/>
          </table:table-cell>
          <table:table-cell table:style-name="ce7" table:formula="of:=IF([.Y11]=&quot;&quot;;&quot;&quot;;[.Y11])">
            <text:p/>
          </table:table-cell>
          <table:table-cell table:formula="of:=IF([.S11]=&quot;&quot;;&quot;&quot;;[.S11])">
            <text:p/>
          </table:table-cell>
          <table:table-cell table:style-name="ce7" table:formula="of:=IF([.AB11]=&quot;&quot;;&quot;&quot;;[.AB11])">
            <text:p/>
          </table:table-cell>
          <table:table-cell table:style-name="ce7" table:formula="of:=IF([.AE93]=&quot;&quot;;&quot;&quot;;[.AE11])">
            <text:p/>
          </table:table-cell>
          <table:table-cell table:formula="of:=IF([.AH11]=&quot;&quot;;&quot;&quot;;[.AH11])">
            <text:p/>
          </table:table-cell>
          <table:table-cell table:number-columns-repeated="16374"/>
        </table:table-row>
        <table:table-row table:style-name="ro1">
          <table:table-cell table:formula="of:=[.A12]" office:value-type="string" office:string-value="Alumno 5" calcext:value-type="string">
            <text:p>Alumno 5</text:p>
          </table:table-cell>
          <table:table-cell table:style-name="ce7" table:formula="of:=IF([.D12]=&quot;&quot;;&quot;&quot;;[.D12])">
            <text:p/>
          </table:table-cell>
          <table:table-cell table:style-name="ce7" table:formula="of:=IF([.G12]=&quot;&quot;;&quot;&quot;;AVERAGE([.G12];[.J12];[.M12];[.P12]))">
            <text:p/>
          </table:table-cell>
          <table:table-cell table:formula="of:=IF([.G12]=&quot;&quot;;&quot;&quot;;AVERAGE([.G12];[.J12];[.M12];[.P12]))">
            <text:p/>
          </table:table-cell>
          <table:table-cell table:style-name="ce7" table:formula="of:=IF([.V12]=&quot;&quot;;&quot;&quot;;[.V12])">
            <text:p/>
          </table:table-cell>
          <table:table-cell table:style-name="ce7" table:formula="of:=IF([.Y12]=&quot;&quot;;&quot;&quot;;[.Y12])">
            <text:p/>
          </table:table-cell>
          <table:table-cell table:formula="of:=IF([.S12]=&quot;&quot;;&quot;&quot;;[.S12])">
            <text:p/>
          </table:table-cell>
          <table:table-cell table:style-name="ce7" table:formula="of:=IF([.AB12]=&quot;&quot;;&quot;&quot;;[.AB12])">
            <text:p/>
          </table:table-cell>
          <table:table-cell table:style-name="ce7" table:formula="of:=IF([.AE94]=&quot;&quot;;&quot;&quot;;[.AE12])">
            <text:p/>
          </table:table-cell>
          <table:table-cell table:formula="of:=IF([.AH12]=&quot;&quot;;&quot;&quot;;[.AH12])">
            <text:p/>
          </table:table-cell>
          <table:table-cell table:number-columns-repeated="16374"/>
        </table:table-row>
        <table:table-row table:style-name="ro1">
          <table:table-cell table:formula="of:=[.A13]" office:value-type="string" office:string-value="Alumno 6" calcext:value-type="string">
            <text:p>Alumno 6</text:p>
          </table:table-cell>
          <table:table-cell table:style-name="ce7" table:formula="of:=IF([.D13]=&quot;&quot;;&quot;&quot;;[.D13])">
            <text:p/>
          </table:table-cell>
          <table:table-cell table:style-name="ce7" table:formula="of:=IF([.G13]=&quot;&quot;;&quot;&quot;;AVERAGE([.G13];[.J13];[.M13];[.P13]))">
            <text:p/>
          </table:table-cell>
          <table:table-cell table:formula="of:=IF([.G13]=&quot;&quot;;&quot;&quot;;AVERAGE([.G13];[.J13];[.M13];[.P13]))">
            <text:p/>
          </table:table-cell>
          <table:table-cell table:style-name="ce7" table:formula="of:=IF([.V13]=&quot;&quot;;&quot;&quot;;[.V13])">
            <text:p/>
          </table:table-cell>
          <table:table-cell table:style-name="ce7" table:formula="of:=IF([.Y13]=&quot;&quot;;&quot;&quot;;[.Y13])">
            <text:p/>
          </table:table-cell>
          <table:table-cell table:formula="of:=IF([.S13]=&quot;&quot;;&quot;&quot;;[.S13])">
            <text:p/>
          </table:table-cell>
          <table:table-cell table:style-name="ce7" table:formula="of:=IF([.AB13]=&quot;&quot;;&quot;&quot;;[.AB13])">
            <text:p/>
          </table:table-cell>
          <table:table-cell table:style-name="ce7" table:formula="of:=IF([.AE95]=&quot;&quot;;&quot;&quot;;[.AE13])">
            <text:p/>
          </table:table-cell>
          <table:table-cell table:formula="of:=IF([.AH13]=&quot;&quot;;&quot;&quot;;[.AH13])">
            <text:p/>
          </table:table-cell>
          <table:table-cell table:number-columns-repeated="16374"/>
        </table:table-row>
        <table:table-row table:style-name="ro1">
          <table:table-cell table:formula="of:=[.A14]" office:value-type="string" office:string-value="Alumno 7" calcext:value-type="string">
            <text:p>Alumno 7</text:p>
          </table:table-cell>
          <table:table-cell table:style-name="ce7" table:formula="of:=IF([.D14]=&quot;&quot;;&quot;&quot;;[.D14])">
            <text:p/>
          </table:table-cell>
          <table:table-cell table:style-name="ce7" table:formula="of:=IF([.G14]=&quot;&quot;;&quot;&quot;;AVERAGE([.G14];[.J14];[.M14];[.P14]))">
            <text:p/>
          </table:table-cell>
          <table:table-cell table:formula="of:=IF([.G14]=&quot;&quot;;&quot;&quot;;AVERAGE([.G14];[.J14];[.M14];[.P14]))">
            <text:p/>
          </table:table-cell>
          <table:table-cell table:style-name="ce7" table:formula="of:=IF([.V14]=&quot;&quot;;&quot;&quot;;[.V14])">
            <text:p/>
          </table:table-cell>
          <table:table-cell table:style-name="ce7" table:formula="of:=IF([.Y14]=&quot;&quot;;&quot;&quot;;[.Y14])">
            <text:p/>
          </table:table-cell>
          <table:table-cell table:formula="of:=IF([.S14]=&quot;&quot;;&quot;&quot;;[.S14])">
            <text:p/>
          </table:table-cell>
          <table:table-cell table:style-name="ce7" table:formula="of:=IF([.AB14]=&quot;&quot;;&quot;&quot;;[.AB14])">
            <text:p/>
          </table:table-cell>
          <table:table-cell table:style-name="ce7" table:formula="of:=IF([.AE96]=&quot;&quot;;&quot;&quot;;[.AE14])">
            <text:p/>
          </table:table-cell>
          <table:table-cell table:formula="of:=IF([.AH14]=&quot;&quot;;&quot;&quot;;[.AH14])">
            <text:p/>
          </table:table-cell>
          <table:table-cell table:number-columns-repeated="16374"/>
        </table:table-row>
        <table:table-row table:style-name="ro1">
          <table:table-cell table:formula="of:=[.A15]" office:value-type="string" office:string-value="Alumno 8" calcext:value-type="string">
            <text:p>Alumno 8</text:p>
          </table:table-cell>
          <table:table-cell table:style-name="ce7" table:formula="of:=IF([.D15]=&quot;&quot;;&quot;&quot;;[.D15])">
            <text:p/>
          </table:table-cell>
          <table:table-cell table:style-name="ce7" table:formula="of:=IF([.G15]=&quot;&quot;;&quot;&quot;;AVERAGE([.G15];[.J15];[.M15];[.P15]))">
            <text:p/>
          </table:table-cell>
          <table:table-cell table:formula="of:=IF([.G15]=&quot;&quot;;&quot;&quot;;AVERAGE([.G15];[.J15];[.M15];[.P15]))">
            <text:p/>
          </table:table-cell>
          <table:table-cell table:style-name="ce7" table:formula="of:=IF([.V15]=&quot;&quot;;&quot;&quot;;[.V15])">
            <text:p/>
          </table:table-cell>
          <table:table-cell table:style-name="ce7" table:formula="of:=IF([.Y15]=&quot;&quot;;&quot;&quot;;[.Y15])">
            <text:p/>
          </table:table-cell>
          <table:table-cell table:formula="of:=IF([.S15]=&quot;&quot;;&quot;&quot;;[.S15])">
            <text:p/>
          </table:table-cell>
          <table:table-cell table:style-name="ce7" table:formula="of:=IF([.AB15]=&quot;&quot;;&quot;&quot;;[.AB15])">
            <text:p/>
          </table:table-cell>
          <table:table-cell table:style-name="ce7" table:formula="of:=IF([.AE97]=&quot;&quot;;&quot;&quot;;[.AE15])">
            <text:p/>
          </table:table-cell>
          <table:table-cell table:formula="of:=IF([.AH15]=&quot;&quot;;&quot;&quot;;[.AH15])">
            <text:p/>
          </table:table-cell>
          <table:table-cell table:number-columns-repeated="16374"/>
        </table:table-row>
        <table:table-row table:style-name="ro1">
          <table:table-cell table:formula="of:=[.A16]" office:value-type="string" office:string-value="Alumno 9" calcext:value-type="string">
            <text:p>Alumno 9</text:p>
          </table:table-cell>
          <table:table-cell table:style-name="ce7" table:formula="of:=IF([.D16]=&quot;&quot;;&quot;&quot;;[.D16])">
            <text:p/>
          </table:table-cell>
          <table:table-cell table:style-name="ce7" table:formula="of:=IF([.G16]=&quot;&quot;;&quot;&quot;;AVERAGE([.G16];[.J16];[.M16];[.P16]))">
            <text:p/>
          </table:table-cell>
          <table:table-cell table:formula="of:=IF([.G16]=&quot;&quot;;&quot;&quot;;AVERAGE([.G16];[.J16];[.M16];[.P16]))">
            <text:p/>
          </table:table-cell>
          <table:table-cell table:style-name="ce7" table:formula="of:=IF([.V16]=&quot;&quot;;&quot;&quot;;[.V16])">
            <text:p/>
          </table:table-cell>
          <table:table-cell table:style-name="ce7" table:formula="of:=IF([.Y16]=&quot;&quot;;&quot;&quot;;[.Y16])">
            <text:p/>
          </table:table-cell>
          <table:table-cell table:formula="of:=IF([.S16]=&quot;&quot;;&quot;&quot;;[.S16])">
            <text:p/>
          </table:table-cell>
          <table:table-cell table:style-name="ce7" table:formula="of:=IF([.AB16]=&quot;&quot;;&quot;&quot;;[.AB16])">
            <text:p/>
          </table:table-cell>
          <table:table-cell table:style-name="ce7" table:formula="of:=IF([.AE98]=&quot;&quot;;&quot;&quot;;[.AE16])">
            <text:p/>
          </table:table-cell>
          <table:table-cell table:formula="of:=IF([.AH16]=&quot;&quot;;&quot;&quot;;[.AH16])">
            <text:p/>
          </table:table-cell>
          <table:table-cell table:number-columns-repeated="16374"/>
        </table:table-row>
        <table:table-row table:style-name="ro1">
          <table:table-cell table:formula="of:=[.A17]" office:value-type="string" office:string-value="Alumno 10" calcext:value-type="string">
            <text:p>Alumno 10</text:p>
          </table:table-cell>
          <table:table-cell table:style-name="ce7" table:formula="of:=IF([.D17]=&quot;&quot;;&quot;&quot;;[.D17])">
            <text:p/>
          </table:table-cell>
          <table:table-cell table:style-name="ce7" table:formula="of:=IF([.G17]=&quot;&quot;;&quot;&quot;;AVERAGE([.G17];[.J17];[.M17];[.P17]))">
            <text:p/>
          </table:table-cell>
          <table:table-cell table:formula="of:=IF([.G17]=&quot;&quot;;&quot;&quot;;AVERAGE([.G17];[.J17];[.M17];[.P17]))">
            <text:p/>
          </table:table-cell>
          <table:table-cell table:style-name="ce7" table:formula="of:=IF([.V17]=&quot;&quot;;&quot;&quot;;[.V17])">
            <text:p/>
          </table:table-cell>
          <table:table-cell table:style-name="ce7" table:formula="of:=IF([.Y17]=&quot;&quot;;&quot;&quot;;[.Y17])">
            <text:p/>
          </table:table-cell>
          <table:table-cell table:formula="of:=IF([.S17]=&quot;&quot;;&quot;&quot;;[.S17])">
            <text:p/>
          </table:table-cell>
          <table:table-cell table:style-name="ce7" table:formula="of:=IF([.AB17]=&quot;&quot;;&quot;&quot;;[.AB17])">
            <text:p/>
          </table:table-cell>
          <table:table-cell table:style-name="ce7" table:formula="of:=IF([.AE99]=&quot;&quot;;&quot;&quot;;[.AE17])">
            <text:p/>
          </table:table-cell>
          <table:table-cell table:formula="of:=IF([.AH17]=&quot;&quot;;&quot;&quot;;[.AH17])">
            <text:p/>
          </table:table-cell>
          <table:table-cell table:number-columns-repeated="1637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table:style-name="ce1"/>
          <table:table-cell table:style-name="ce2" office:value-type="string" calcext:value-type="string">
            <text:p>Calificación final:</text:p>
          </table:table-cell>
          <table:table-cell table:style-name="ce1" table:number-columns-repeated="2"/>
          <table:table-cell table:style-name="ce10" table:formula="of:=IF(MIN([.B26:.J26])&lt;5;IF(SUM([.B40:.J40])&gt;=4;4;SUM([.B40:.J40]));SUM([.B40:.J40]))" office:value-type="float" office:value="0" calcext:value-type="float">
            <text:p>0,00</text:p>
          </table:table-cell>
          <table:table-cell table:style-name="ce1" table:number-columns-repeated="29"/>
          <table:table-cell table:number-columns-repeated="1635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Peso de cada RA</text:p>
          </table:table-cell>
          <table:table-cell table:formula="of:=IF([.B26]=&quot;&quot;;0;[.B26]*[.B24])" office:value-type="float" office:value="0" calcext:value-type="float">
            <text:p>0</text:p>
          </table:table-cell>
          <table:table-cell table:formula="of:=IF([.C26]=&quot;&quot;;0;[.C26]*[.C24])" office:value-type="float" office:value="0" calcext:value-type="float">
            <text:p>0</text:p>
          </table:table-cell>
          <table:table-cell table:style-name="Default" table:formula="of:=IF([.D26]=&quot;&quot;;0;[.D26]*[.D24])" office:value-type="float" office:value="0" calcext:value-type="float">
            <text:p>0</text:p>
          </table:table-cell>
          <table:table-cell table:formula="of:=IF([.E26]=&quot;&quot;;0;[.E26]*[.E24])" office:value-type="float" office:value="0" calcext:value-type="float">
            <text:p>0</text:p>
          </table:table-cell>
          <table:table-cell table:formula="of:=IF([.F26]=&quot;&quot;;0;[.F26]*[.F24])" office:value-type="float" office:value="0" calcext:value-type="float">
            <text:p>0</text:p>
          </table:table-cell>
          <table:table-cell table:style-name="Default" table:formula="of:=IF([.G26]=&quot;&quot;;0;[.G26]*[.G24])" office:value-type="float" office:value="0" calcext:value-type="float">
            <text:p>0</text:p>
          </table:table-cell>
          <table:table-cell table:formula="of:=IF([.H26]=&quot;&quot;;0;[.H26]*[.H24])" office:value-type="float" office:value="0" calcext:value-type="float">
            <text:p>0</text:p>
          </table:table-cell>
          <table:table-cell table:formula="of:=IF([.I26]=&quot;&quot;;0;[.I26]*[.I24])" office:value-type="float" office:value="0" calcext:value-type="float">
            <text:p>0</text:p>
          </table:table-cell>
          <table:table-cell table:style-name="Default" table:formula="of:=IF([.J26]=&quot;&quot;;0;[.J26]*[.J24])" office:value-type="float" office:value="0" calcext:value-type="float">
            <text:p>0</text:p>
          </table:table-cell>
          <table:table-cell table:number-columns-repeated="16374"/>
        </table:table-row>
        <calcext:conditional-formats>
          <calcext:conditional-format calcext:target-range-address="Hoja1.D8:Hoja1.D17 Hoja1.G8:Hoja1.G17 Hoja1.J8:Hoja1.J17 Hoja1.M8:Hoja1.M17 Hoja1.P8:Hoja1.P17 Hoja1.S8:Hoja1.S17 Hoja1.V8:Hoja1.V17 Hoja1.Y8:Hoja1.Y17 Hoja1.AB8:Hoja1.AB17 Hoja1.AE8:Hoja1.AE17 Hoja1.AH8:Hoja1.AH17 Hoja1.B26:Hoja1.J35">
            <calcext:condition calcext:apply-style-name="Error" calcext:value="&lt;5" calcext:base-cell-address="Hoja1.B26"/>
            <calcext:condition calcext:apply-style-name="Neutral" calcext:value="&lt;8" calcext:base-cell-address="Hoja1.B26"/>
            <calcext:condition calcext:apply-style-name="Good" calcext:value="&gt;=8" calcext:base-cell-address="Hoja1.B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9:13:43.658411706</meta:creation-date>
    <dc:date>2023-09-25T18:00:38.047000000</dc:date>
    <meta:editing-duration>PT39M14S</meta:editing-duration>
    <meta:editing-cycles>2</meta:editing-cycles>
    <meta:generator>LibreOffice/7.5.4.2$Windows_X86_64 LibreOffice_project/36ccfdc35048b057fd9854c757a8b67ec53977b6</meta:generator>
    <meta:document-statistic meta:table-count="1" meta:cell-count="312" meta:object-count="0"/>
  </office:meta>
</office:document-meta>
</file>